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99ccff" draw:textarea-horizontal-align="center" draw:textarea-vertical-align="top" draw:auto-grow-height="true" draw:auto-grow-width="false" fo:min-height="0.475cm" fo:min-width="2.948cm"/>
    </style:style>
    <style:style style:name="gr2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cm" fo:min-width="2.808cm"/>
    </style:style>
    <style:style style:name="gr3" style:family="graphic" style:parent-style-name="standard">
      <style:graphic-properties draw:stroke="solid" svg:stroke-color="#000000" draw:fill="solid" draw:fill-color="#99cc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marker-end="Line_20_Arrow" draw:marker-end-width="0.2cm" draw:fill="solid" draw:fill-color="#94bd5e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38cm" fo:min-width="0cm"/>
    </style:style>
    <style:style style:name="gr7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.563cm" fo:min-width="2.251cm"/>
    </style:style>
    <style:style style:name="gr8" style:family="graphic" style:parent-style-name="standard">
      <style:graphic-properties draw:marker-end="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2.7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id="id6" draw:layer="layout" svg:width="3.472cm" svg:height="0.963cm" svg:x="13.606cm" svg:y="11.931cm">
          <draw:text-box>
            <text:p text:style-name="P1"><text:span text:style-name="T1">bench.exp</text:span></text:p>
          </draw:text-box>
        </draw:frame>
        <draw:frame draw:style-name="gr2" draw:id="id7" draw:layer="layout" svg:width="3.308cm" svg:height="0.963cm" svg:x="1.042cm" svg:y="5.565cm">
          <draw:text-box>
            <text:p>learn.task</text:p>
          </draw:text-box>
        </draw:frame>
        <draw:frame draw:style-name="gr3" draw:id="id1" draw:layer="layout" svg:width="4.625cm" svg:height="0.963cm" svg:x="22.875cm" svg:y="3.17cm">
          <draw:text-box>
            <text:p>make.res.desc</text:p>
          </draw:text-box>
        </draw:frame>
        <draw:connector draw:style-name="gr4" draw:text-style-name="P1" draw:layer="layout" svg:x1="25.187cm" svg:y1="4.133cm" svg:x2="25.182cm" svg:y2="8.028cm" draw:start-shape="id1" draw:start-glue-point="2" draw:end-shape="id2" draw:end-glue-point="0" svg:d="m25187 4133v1948h-5v1947">
          <text:p/>
        </draw:connector>
        <draw:frame draw:style-name="gr5" draw:id="id5" draw:layer="layout" svg:width="2.788cm" svg:height="0.963cm" svg:x="13.946cm" svg:y="8.028cm">
          <draw:text-box>
            <text:p>learners</text:p>
          </draw:text-box>
        </draw:frame>
        <draw:frame draw:style-name="gr6" draw:id="id3" draw:layer="layout" svg:width="2.758cm" svg:height="0.963cm" svg:x="1.317cm" svg:y="1cm">
          <draw:text-box>
            <text:p>data set</text:p>
          </draw:text-box>
        </draw:frame>
        <draw:connector draw:style-name="gr4" draw:text-style-name="P1" draw:layer="layout" svg:x1="2.696cm" svg:y1="1.963cm" svg:x2="2.696cm" svg:y2="3.162cm" draw:start-shape="id3" draw:start-glue-point="2" draw:end-shape="id4" draw:end-glue-point="0" svg:d="m2696 1963v1199">
          <text:p/>
        </draw:connector>
        <draw:connector draw:style-name="gr4" draw:text-style-name="P1" draw:layer="layout" svg:x1="15.34cm" svg:y1="8.991cm" svg:x2="15.342cm" svg:y2="11.931cm" draw:start-shape="id5" draw:start-glue-point="2" draw:end-shape="id6" svg:d="m15340 8991v1470h2v1470">
          <text:p/>
        </draw:connector>
        <draw:frame draw:style-name="gr7" draw:id="id2" draw:layer="layout" svg:width="2.898cm" svg:height="0.963cm" svg:x="23.733cm" svg:y="8.028cm">
          <draw:text-box>
            <text:p>res.desc</text:p>
          </draw:text-box>
        </draw:frame>
        <draw:connector draw:style-name="gr8" draw:text-style-name="P1" draw:layer="layout" draw:type="curve" svg:x1="25.182cm" svg:y1="8.991cm" svg:x2="15.342cm" svg:y2="11.931cm" draw:start-shape="id2" draw:start-glue-point="2" draw:end-shape="id6" draw:end-glue-point="0" svg:d="m25182 8991c0 2205-9840 735-9840 2940">
          <text:p/>
        </draw:connector>
        <draw:frame draw:style-name="gr3" draw:id="id4" draw:layer="layout" svg:width="3.393cm" svg:height="0.963cm" svg:x="1cm" svg:y="3.162cm">
          <draw:text-box>
            <text:p>make.task</text:p>
          </draw:text-box>
        </draw:frame>
        <draw:connector draw:style-name="gr4" draw:text-style-name="P1" draw:layer="layout" svg:x1="2.696cm" svg:y1="4.125cm" svg:x2="2.696cm" svg:y2="5.565cm" draw:start-shape="id4" draw:start-glue-point="2" draw:end-shape="id7" draw:end-glue-point="0" svg:d="m2696 4125v1440">
          <text:p/>
        </draw:connector>
        <draw:frame draw:style-name="gr9" draw:id="id8" draw:layer="layout" svg:width="3.952cm" svg:height="0.963cm" svg:x="13.366cm" svg:y="16.037cm">
          <draw:text-box>
            <text:p>bench.result</text:p>
          </draw:text-box>
        </draw:frame>
        <draw:connector draw:style-name="gr4" draw:text-style-name="P1" draw:layer="layout" svg:x1="15.342cm" svg:y1="12.894cm" svg:x2="15.342cm" svg:y2="16.037cm" draw:start-shape="id6" draw:start-glue-point="2" draw:end-shape="id8" draw:end-glue-point="0" svg:d="m15342 12894v3143">
          <text:p/>
        </draw:connector>
        <draw:frame draw:style-name="gr10" draw:id="id9" draw:layer="layout" svg:width="3.283cm" svg:height="0.963cm" svg:x="3.426cm" svg:y="11.928cm">
          <draw:text-box>
            <text:p>measures</text:p>
          </draw:text-box>
        </draw:frame>
        <draw:connector draw:style-name="gr4" draw:text-style-name="P1" draw:layer="layout" svg:x1="6.709cm" svg:y1="12.409cm" svg:x2="13.606cm" svg:y2="12.412cm" draw:start-shape="id9" draw:start-glue-point="1" draw:end-shape="id6" draw:end-glue-point="3" svg:d="m6709 12409h3449v3h3448">
          <text:p/>
        </draw:connector>
        <draw:frame draw:style-name="gr5" draw:id="id13" draw:layer="layout" svg:width="1.984cm" svg:height="0.963cm" svg:x="3.565cm" svg:y="8.03cm">
          <draw:text-box>
            <text:p>tasks</text:p>
          </draw:text-box>
        </draw:frame>
        <draw:frame draw:style-name="gr5" draw:id="id15" draw:layer="layout" svg:width="2.471cm" svg:height="0.963cm" svg:x="12.004cm" svg:y="5.565cm">
          <draw:text-box>
            <text:p>learner</text:p>
          </draw:text-box>
        </draw:frame>
        <draw:frame draw:style-name="gr3" draw:id="id14" draw:layer="layout" svg:width="4.198cm" svg:height="0.963cm" svg:x="11.141cm" svg:y="3.17cm">
          <draw:text-box>
            <text:p>make.learner</text:p>
          </draw:text-box>
        </draw:frame>
        <draw:frame draw:style-name="gr3" draw:id="id16" draw:layer="layout" svg:width="4.198cm" svg:height="0.963cm" svg:x="15.583cm" svg:y="3.17cm">
          <draw:text-box>
            <text:p>make.learner</text:p>
          </draw:text-box>
        </draw:frame>
        <draw:frame draw:style-name="gr5" draw:id="id17" draw:layer="layout" svg:width="2.471cm" svg:height="0.963cm" svg:x="16.447cm" svg:y="5.565cm">
          <draw:text-box>
            <text:p>learner</text:p>
          </draw:text-box>
        </draw:frame>
        <draw:frame draw:style-name="gr2" draw:id="id12" draw:layer="layout" svg:width="3.308cm" svg:height="0.963cm" svg:x="4.76cm" svg:y="5.565cm">
          <draw:text-box>
            <text:p>learn.task</text:p>
          </draw:text-box>
        </draw:frame>
        <draw:frame draw:style-name="gr6" draw:id="id10" draw:layer="layout" svg:width="2.758cm" svg:height="0.963cm" svg:x="5.036cm" svg:y="1cm">
          <draw:text-box>
            <text:p>data set</text:p>
          </draw:text-box>
        </draw:frame>
        <draw:connector draw:style-name="gr4" draw:text-style-name="P1" draw:layer="layout" svg:x1="6.415cm" svg:y1="1.963cm" svg:x2="6.414cm" svg:y2="3.162cm" draw:start-shape="id10" draw:start-glue-point="2" draw:end-shape="id11" draw:end-glue-point="0" svg:d="m6415 1963v600h-1v599">
          <text:p/>
        </draw:connector>
        <draw:frame draw:style-name="gr3" draw:id="id11" draw:layer="layout" svg:width="3.393cm" svg:height="0.963cm" svg:x="4.718cm" svg:y="3.162cm">
          <draw:text-box>
            <text:p>make.task</text:p>
          </draw:text-box>
        </draw:frame>
        <draw:connector draw:style-name="gr4" draw:text-style-name="P1" draw:layer="layout" svg:x1="6.414cm" svg:y1="4.125cm" svg:x2="6.414cm" svg:y2="5.565cm" draw:start-shape="id11" draw:start-glue-point="2" draw:end-shape="id12" draw:end-glue-point="0" svg:d="m6414 4125v1440">
          <text:p/>
        </draw:connector>
        <draw:connector draw:style-name="gr4" draw:text-style-name="P1" draw:layer="layout" draw:type="curve" svg:x1="2.696cm" svg:y1="6.528cm" svg:x2="4.557cm" svg:y2="8.03cm" draw:start-shape="id7" draw:start-glue-point="2" draw:end-shape="id13" draw:end-glue-point="0" svg:d="m2696 6528c0 1126 1861 376 1861 1502">
          <text:p/>
        </draw:connector>
        <draw:connector draw:style-name="gr4" draw:text-style-name="P1" draw:layer="layout" draw:type="curve" svg:x1="6.414cm" svg:y1="6.528cm" svg:x2="4.557cm" svg:y2="8.03cm" draw:start-shape="id12" draw:start-glue-point="2" draw:end-shape="id13" draw:end-glue-point="0" svg:d="m6414 6528c0 1126-1857 376-1857 1502">
          <text:p/>
        </draw:connector>
        <draw:connector draw:style-name="gr4" draw:text-style-name="P1" draw:layer="layout" svg:x1="13.24cm" svg:y1="4.133cm" svg:x2="13.239cm" svg:y2="5.565cm" draw:start-shape="id14" draw:start-glue-point="2" draw:end-shape="id15" draw:end-glue-point="0" svg:d="m13240 4133v716h-1v716">
          <text:p/>
        </draw:connector>
        <draw:connector draw:style-name="gr4" draw:text-style-name="P1" draw:layer="layout" svg:x1="17.682cm" svg:y1="4.133cm" svg:x2="17.682cm" svg:y2="5.565cm" draw:start-shape="id16" draw:start-glue-point="2" draw:end-shape="id17" draw:end-glue-point="0" svg:d="m17682 4133v1432">
          <text:p/>
        </draw:connector>
        <draw:connector draw:style-name="gr4" draw:text-style-name="P1" draw:layer="layout" draw:type="curve" svg:x1="13.239cm" svg:y1="6.528cm" svg:x2="15.34cm" svg:y2="8.028cm" draw:start-shape="id15" draw:start-glue-point="2" draw:end-shape="id5" draw:end-glue-point="0" svg:d="m13239 6528c0 1125 2101 375 2101 1500">
          <text:p/>
        </draw:connector>
        <draw:connector draw:style-name="gr4" draw:text-style-name="P1" draw:layer="layout" draw:type="curve" svg:x1="17.682cm" svg:y1="6.528cm" svg:x2="15.34cm" svg:y2="8.028cm" draw:start-shape="id17" draw:start-glue-point="2" draw:end-shape="id5" draw:end-glue-point="0" svg:d="m17682 6528c0 1125-2342 375-2342 1500">
          <text:p/>
        </draw:connector>
        <draw:connector draw:style-name="gr8" draw:text-style-name="P1" draw:layer="layout" draw:type="curve" svg:x1="4.557cm" svg:y1="8.993cm" svg:x2="15.342cm" svg:y2="11.931cm" draw:start-shape="id13" draw:start-glue-point="2" draw:end-shape="id6" draw:end-glue-point="0" svg:d="m4557 8993c0 2203 10785 735 10785 2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6-04T13:02:26.74</meta:creation-date>
    <dc:date>2010-06-04T14:19:14.72</dc:date>
    <dc:creator>Katharina Borg</dc:creator>
    <meta:editing-duration>PT01H16M48S</meta:editing-duration>
    <meta:editing-cycles>2</meta:editing-cycles>
    <meta:generator>OpenOffice.org/3.2$Win32 OpenOffice.org_project/320m12$Build-9483</meta:generator>
    <meta:document-statistic meta:object-count="33"/>
  </office:meta>
</office:document-meta>
</file>